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4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7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.886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071cm" fo:min-width="0cm" loext:decorative="false"/>
    </style:style>
    <style:style style:name="gr10" style:family="graphic" style:parent-style-name="standard">
      <style:graphic-properties draw:stroke="none" draw:fill-color="#862121" draw:textarea-horizontal-align="justify" draw:textarea-vertical-align="middle" draw:auto-grow-height="false" fo:min-height="0.071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6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1.409cm" loext:decorative="false"/>
      <style:paragraph-properties style:writing-mode="lr-tb"/>
    </style:style>
    <style:style style:name="co1" style:family="table-column">
      <style:table-column-properties style:column-width="2.638cm" style:use-optimal-column-width="false"/>
    </style:style>
    <style:style style:name="co2" style:family="table-column">
      <style:table-column-properties style:column-width="2.637cm" style:use-optimal-column-width="false"/>
    </style:style>
    <style:style style:name="co3" style:family="table-column">
      <style:table-column-properties style:column-width="2.632cm" style:use-optimal-column-width="false"/>
    </style:style>
    <style:style style:name="ro1" style:family="table-row">
      <style:table-row-properties style:row-height="0.712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862121"/>
      <style:paragraph-properties fo:text-align="center"/>
    </style:style>
    <style:style style:name="P6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53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568cm">
          <draw:text-box>
            <text:p><text:span text:style-name="T1">www.swingsurlasorgue.fr</text:span></text:p>
          </draw:text-box>
        </draw:frame>
        <draw:frame draw:style-name="gr3" draw:text-style-name="P3" draw:layer="layout" svg:width="1.341cm" svg:height="1.627cm" svg:x="2.503cm" svg:y="9.744cm">
          <draw:text-box>
            <text:p><text:span text:style-name="T2">A</text:span></text:p>
          </draw:text-box>
        </draw:frame>
        <draw:frame draw:style-name="gr4" draw:text-style-name="P3" draw:layer="layout" svg:width="1.358cm" svg:height="1.627cm" svg:x="2.494cm" svg:y="14.744cm">
          <draw:text-box>
            <text:p><text:span text:style-name="T2">G</text:span></text:p>
          </draw:text-box>
        </draw:frame>
        <draw:frame draw:style-name="gr5" draw:text-style-name="P3" draw:layer="layout" svg:width="1.241cm" svg:height="1.627cm" svg:x="2.553cm" svg:y="20.044cm">
          <draw:text-box>
            <text:p><text:span text:style-name="T2">E</text:span></text:p>
          </draw:text-box>
        </draw:frame>
        <draw:frame draw:style-name="gr6" draw:text-style-name="P3" draw:layer="layout" svg:width="1.334cm" svg:height="1.627cm" svg:x="2.506cm" svg:y="4.615cm">
          <draw:text-box>
            <text:p><text:span text:style-name="T2">C</text:span></text:p>
          </draw:text-box>
        </draw:frame>
        <draw:frame draw:style-name="gr7" draw:text-style-name="P3" draw:layer="layout" svg:width="1.386cm" svg:height="1.627cm" svg:x="2.437cm" svg:y="24.941cm">
          <draw:text-box>
            <text:p><text:span text:style-name="T2">D</text:span></text:p>
          </draw:text-box>
        </draw:frame>
        <draw:frame draw:style-name="gr8" draw:layer="layout" svg:width="13.182cm" svg:height="3.559cm" svg:x="5.468cm" svg:y="3.5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layer="layout" svg:width="13.182cm" svg:height="3.559cm" svg:x="5.469cm" svg:y="23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layer="layout" svg:width="13.182cm" svg:height="3.559cm" svg:x="5.469cm" svg:y="18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layer="layout" svg:width="13.182cm" svg:height="3.559cm" svg:x="5.469cm" svg:y="13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layer="layout" svg:width="13.182cm" svg:height="3.559cm" svg:x="5.427cm" svg:y="8.6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9" draw:text-style-name="P4" draw:layer="layout" svg:width="0.453cm" svg:height="0.453cm" svg:x="9.148cm" svg:y="11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1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11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1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04cm" svg:y="11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04cm" svg:y="10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04cm" svg:y="9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07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8cm" svg:y="9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63cm" svg:y="8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42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8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9.148cm" svg:y="11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4.463cm" svg:y="9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117cm" svg:y="1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9.197cm" svg:y="1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117cm" svg:y="1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1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13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16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16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16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7cm" svg:y="16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15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603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3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97cm" svg:y="14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79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7cm" svg:y="1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2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21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2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3cm" svg:y="21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2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20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27cm" svg:y="20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19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27cm" svg:y="1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1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3cm" svg:y="19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19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47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1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1.83cm" svg:y="18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1.83cm" svg:y="2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115cm" svg:y="20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27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27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04cm" svg:y="2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2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26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49cm" svg:y="25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2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6.549cm" svg:y="2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25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25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2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2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22cm" svg:y="23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516cm" svg:y="2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104cm" svg:y="2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9.22cm" svg:y="2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104cm" svg:y="2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2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78cm" svg:y="6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6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75cm" svg:y="6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5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75cm" svg:y="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78cm" svg:y="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4.475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4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78cm" svg:y="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7.078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11.823cm" svg:y="3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453cm" svg:x="9.156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1.823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53cm" svg:height="0.453cm" svg:x="17.078cm" svg:y="6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123cm" svg:height="0.945cm" svg:x="8.909cm" svg:y="7.281cm">
          <draw:text-box>
            <text:p><text:span text:style-name="T3">12</text:span></text:p>
          </draw:text-box>
        </draw:frame>
        <draw:frame draw:style-name="gr11" draw:text-style-name="P6" draw:layer="layout" svg:width="1.123cm" svg:height="0.945cm" svg:x="8.842cm" svg:y="27.504cm">
          <draw:text-box>
            <text:p><text:span text:style-name="T3">10</text:span></text:p>
          </draw:text-box>
        </draw:frame>
        <draw:frame draw:style-name="gr11" draw:text-style-name="P6" draw:layer="layout" svg:width="1.123cm" svg:height="0.945cm" svg:x="11.634cm" svg:y="22.221cm">
          <draw:text-box>
            <text:p><text:span text:style-name="T3">8</text:span></text:p>
          </draw:text-box>
        </draw:frame>
        <draw:frame draw:style-name="gr11" draw:text-style-name="P6" draw:layer="layout" svg:width="1.123cm" svg:height="0.945cm" svg:x="9.001cm" svg:y="17.231cm">
          <draw:text-box>
            <text:p><text:span text:style-name="T3">5</text:span></text:p>
          </draw:text-box>
        </draw:frame>
        <draw:frame draw:style-name="gr11" draw:text-style-name="P6" draw:layer="layout" svg:width="1.123cm" svg:height="0.945cm" svg:x="8.985cm" svg:y="12.396cm">
          <draw:text-box>
            <text:p><text:span text:style-name="T3">3</text:span></text:p>
          </draw:text-box>
        </draw:frame>
        <draw:frame draw:style-name="gr12" draw:text-style-name="P3" draw:layer="layout" svg:width="11.909cm" svg:height="1.627cm" svg:x="4.546cm" svg:y="1.031cm">
          <draw:text-box>
            <text:p><text:span text:style-name="T2">Gamme majeure (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21:43:33.073000000</meta:creation-date>
    <dc:date>2025-06-09T15:52:39.881443100</dc:date>
    <meta:editing-duration>PT27M47S</meta:editing-duration>
    <meta:editing-cycles>4</meta:editing-cycles>
    <meta:generator>LibreOffice/25.2.1.2$Windows_X86_64 LibreOffice_project/d3abf4aee5fd705e4a92bba33a32f40bc4e56f49</meta:generator>
    <meta:document-statistic meta:object-count="102"/>
  </office:meta>
</office:document-meta>
</file>